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nb_plus6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1763820">
            <text:p>1176382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1887162">
            <text:p>1188716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2003678">
            <text:p>1200367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2111259">
            <text:p>1211125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2212879">
            <text:p>1221287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340282">
            <text:p>1234028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439765">
            <text:p>1243976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515110">
            <text:p>1251511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639929">
            <text:p>1263992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783721">
            <text:p>1278372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2979724">
            <text:p>1297972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162128">
            <text:p>1316212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3502068">
            <text:p>1350206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3878181">
            <text:p>1387818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250992">
            <text:p>1425099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4605174">
            <text:p>1460517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4975022">
            <text:p>1497502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5304547">
            <text:p>153045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16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OpenOffice/4.0.1$Unix OpenOffice.org_project/401m5$Build-9714</meta:generator>
  </office:meta>
</office:document-meta>
</file>